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Index_20_1">
      <style:paragraph-properties>
        <style:tab-stops>
          <style:tab-stop style:position="17cm" style:type="right" style:leader-style="dotted" style:leader-text="."/>
        </style:tab-stops>
      </style:paragraph-properties>
    </style:style>
    <style:style style:name="P3" style:family="paragraph" style:parent-style-name="Index_20_2">
      <style:paragraph-properties>
        <style:tab-stops>
          <style:tab-stop style:position="16.501cm" style:type="right" style:leader-style="dotted" style:leader-text="."/>
        </style:tab-stops>
      </style:paragraph-properties>
    </style:style>
    <style:style style:name="P4" style:family="paragraph" style:parent-style-name="Text_20_body">
      <style:paragraph-properties fo:margin-left="0cm" fo:margin-right="0cm" fo:margin-top="0cm" fo:margin-bottom="0.212cm" style:contextual-spacing="false" fo:text-align="justify" style:justify-single-word="false" fo:text-indent="1.499cm" style:auto-text-indent="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text-properties officeooo:rsid="000ce0e3" officeooo:paragraph-rsid="000ce0e3"/>
    </style:style>
    <style:style style:name="P10" style:family="paragraph" style:parent-style-name="Text_20_body">
      <style:text-properties officeooo:rsid="000cfdf7" officeooo:paragraph-rsid="000cfdf7"/>
    </style:style>
    <style:style style:name="P11" style:family="paragraph" style:parent-style-name="Heading_20_2">
      <style:text-properties officeooo:rsid="000f26e1" officeooo:paragraph-rsid="000f26e1"/>
    </style:style>
    <style:style style:name="P12" style:family="paragraph" style:parent-style-name="Text_20_body">
      <style:text-properties officeooo:paragraph-rsid="000f26e1"/>
    </style:style>
    <style:style style:name="P13" style:family="paragraph" style:parent-style-name="Heading_20_1">
      <style:paragraph-properties fo:break-before="page"/>
    </style:style>
    <style:style style:name="T1" style:family="text">
      <style:text-properties style:font-name="Times New Roman"/>
    </style:style>
    <style:style style:name="T2" style:family="text">
      <style:text-properties fo:language="es" fo:country="ES" text:display="true"/>
    </style:style>
    <style:style style:name="T3" style:family="text">
      <style:text-properties officeooo:rsid="000f26e1"/>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alphabetical-index-auto-mark-file xlink:href="../xulpymoney.sdi"/>
      <text:p text:style-name="Title"/>
      <text:p text:style-name="Title"/>
      <text:p text:style-name="Title"/>
      <text:p text:style-name="Title"/>
      <text:p text:style-name="Title"/>
      <text:p text:style-name="Title"/>
      <text:p text:style-name="Title"/>
      <text:p text:style-name="Title"/>
      <text:p text:style-name="Title"/>
      <text:p text:style-name="Title"/>
      <text:p text:style-name="Title"/>
      <text:p text:style-name="Title"><text:title>Xulpymoney</text:title></text:p>
      <text:p text:style-name="Subtitle"><text:date style:data-style-name="N84" text:date-value="2013-07-23T08:46:10.724732265">2013-07-22</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2" text:name="Índice de contenido1_Head">
            <text:p text:style-name="P5">Índice de contenido</text:p>
          </text:index-title>
          <text:p text:style-name="P6">1. <text:a xlink:type="simple" xlink:href="#__RefHeading__203_1842024073" text:style-name="Internet_20_link" text:visited-style-name="Internet_20_link">¿Qué es Xulpymoney?</text:a><text:tab/><text:a xlink:type="simple" xlink:href="#__RefHeading__203_1842024073" text:style-name="Internet_20_link" text:visited-style-name="Internet_20_link">3</text:a></text:p>
          <text:p text:style-name="P7">1.1. <text:s/><text:a xlink:type="simple" xlink:href="#__RefHeading__205_1842024073" text:style-name="Internet_20_link" text:visited-style-name="Internet_20_link">¿Quien lo está desarrollando?</text:a><text:tab/><text:a xlink:type="simple" xlink:href="#__RefHeading__205_1842024073" text:style-name="Internet_20_link" text:visited-style-name="Internet_20_link">3</text:a></text:p>
          <text:p text:style-name="P7">1.2. <text:s/><text:a xlink:type="simple" xlink:href="#__RefHeading__207_1842024073" text:style-name="Internet_20_link" text:visited-style-name="Internet_20_link">¿Que licencia tiene?</text:a><text:tab/><text:a xlink:type="simple" xlink:href="#__RefHeading__207_1842024073" text:style-name="Internet_20_link" text:visited-style-name="Internet_20_link">3</text:a></text:p>
          <text:p text:style-name="P7">1.3. <text:s/><text:a xlink:type="simple" xlink:href="#__RefHeading__209_1842024073" text:style-name="Internet_20_link" text:visited-style-name="Internet_20_link">¿Cómo puedo contribuir?</text:a><text:tab/><text:a xlink:type="simple" xlink:href="#__RefHeading__209_1842024073" text:style-name="Internet_20_link" text:visited-style-name="Internet_20_link">3</text:a></text:p>
          <text:p text:style-name="P6">2. <text:a xlink:type="simple" xlink:href="#__RefHeading__211_1842024073" text:style-name="Internet_20_link" text:visited-style-name="Internet_20_link">Instalación</text:a><text:tab/><text:a xlink:type="simple" xlink:href="#__RefHeading__211_1842024073" text:style-name="Internet_20_link" text:visited-style-name="Internet_20_link">4</text:a></text:p>
          <text:p text:style-name="P7">2.1. <text:s/><text:a xlink:type="simple" xlink:href="#__RefHeading__213_1842024073" text:style-name="Internet_20_link" text:visited-style-name="Internet_20_link">Base de datos PostgreSQL</text:a><text:tab/><text:a xlink:type="simple" xlink:href="#__RefHeading__213_1842024073" text:style-name="Internet_20_link" text:visited-style-name="Internet_20_link">4</text:a></text:p>
          <text:p text:style-name="P7">2.2. <text:s/><text:a xlink:type="simple" xlink:href="#__RefHeading__215_1842024073" text:style-name="Internet_20_link" text:visited-style-name="Internet_20_link">Servidor Web Apache</text:a><text:tab/><text:a xlink:type="simple" xlink:href="#__RefHeading__215_1842024073" text:style-name="Internet_20_link" text:visited-style-name="Internet_20_link">4</text:a></text:p>
          <text:p text:style-name="P7">2.3. <text:s/><text:a xlink:type="simple" xlink:href="#__RefHeading__217_1842024073" text:style-name="Internet_20_link" text:visited-style-name="Internet_20_link">Xulpymoney</text:a><text:tab/><text:a xlink:type="simple" xlink:href="#__RefHeading__217_1842024073" text:style-name="Internet_20_link" text:visited-style-name="Internet_20_link">4</text:a></text:p>
          <text:p text:style-name="P6">3. <text:a xlink:type="simple" xlink:href="#__RefHeading__219_1842024073" text:style-name="Internet_20_link" text:visited-style-name="Internet_20_link">Manual de usuario</text:a><text:tab/><text:a xlink:type="simple" xlink:href="#__RefHeading__219_1842024073" text:style-name="Internet_20_link" text:visited-style-name="Internet_20_link">5</text:a></text:p>
          <text:p text:style-name="P7">3.1. <text:s/><text:a xlink:type="simple" xlink:href="#__RefHeading__221_1842024073" text:style-name="Internet_20_link" text:visited-style-name="Internet_20_link">Entidades bancarias</text:a><text:tab/><text:a xlink:type="simple" xlink:href="#__RefHeading__221_1842024073" text:style-name="Internet_20_link" text:visited-style-name="Internet_20_link">5</text:a></text:p>
          <text:p text:style-name="P8">3.1.1. <text:s/><text:a xlink:type="simple" xlink:href="#__RefHeading__245_1842024073" text:style-name="Internet_20_link" text:visited-style-name="Internet_20_link">Listado de entidades</text:a><text:tab/><text:a xlink:type="simple" xlink:href="#__RefHeading__245_1842024073" text:style-name="Internet_20_link" text:visited-style-name="Internet_20_link">5</text:a></text:p>
          <text:p text:style-name="P8">3.1.2. <text:s/><text:a xlink:type="simple" xlink:href="#__RefHeading__247_1842024073" text:style-name="Internet_20_link" text:visited-style-name="Internet_20_link">Nueva entidad</text:a><text:tab/><text:a xlink:type="simple" xlink:href="#__RefHeading__247_1842024073" text:style-name="Internet_20_link" text:visited-style-name="Internet_20_link">5</text:a></text:p>
          <text:p text:style-name="P8">3.1.3. <text:s/><text:a xlink:type="simple" xlink:href="#__RefHeading__249_1842024073" text:style-name="Internet_20_link" text:visited-style-name="Internet_20_link">Modificar entidad</text:a><text:tab/><text:a xlink:type="simple" xlink:href="#__RefHeading__249_1842024073" text:style-name="Internet_20_link" text:visited-style-name="Internet_20_link">5</text:a></text:p>
          <text:p text:style-name="P8">3.1.4. <text:s/><text:a xlink:type="simple" xlink:href="#__RefHeading__251_1842024073" text:style-name="Internet_20_link" text:visited-style-name="Internet_20_link">Desactivar entidad</text:a><text:tab/><text:a xlink:type="simple" xlink:href="#__RefHeading__251_1842024073" text:style-name="Internet_20_link" text:visited-style-name="Internet_20_link">5</text:a></text:p>
          <text:p text:style-name="P8">3.1.5. <text:s/><text:a xlink:type="simple" xlink:href="#__RefHeading__366_1842024073" text:style-name="Internet_20_link" text:visited-style-name="Internet_20_link">Patrimonio en una entidad</text:a><text:tab/><text:a xlink:type="simple" xlink:href="#__RefHeading__366_1842024073" text:style-name="Internet_20_link" text:visited-style-name="Internet_20_link">5</text:a></text:p>
          <text:p text:style-name="P7">3.2. <text:s/><text:a xlink:type="simple" xlink:href="#__RefHeading__223_1842024073" text:style-name="Internet_20_link" text:visited-style-name="Internet_20_link">Cuentas</text:a><text:tab/><text:a xlink:type="simple" xlink:href="#__RefHeading__223_1842024073" text:style-name="Internet_20_link" text:visited-style-name="Internet_20_link">5</text:a></text:p>
          <text:p text:style-name="P7">3.3. <text:s/><text:a xlink:type="simple" xlink:href="#__RefHeading__495_99293507" text:style-name="Internet_20_link" text:visited-style-name="Internet_20_link">Tarjetas</text:a><text:tab/><text:a xlink:type="simple" xlink:href="#__RefHeading__495_99293507" text:style-name="Internet_20_link" text:visited-style-name="Internet_20_link">5</text:a></text:p>
          <text:p text:style-name="P7">3.4. <text:s/><text:a xlink:type="simple" xlink:href="#__RefHeading__225_1842024073" text:style-name="Internet_20_link" text:visited-style-name="Internet_20_link">Inversiones</text:a><text:tab/><text:a xlink:type="simple" xlink:href="#__RefHeading__225_1842024073" text:style-name="Internet_20_link" text:visited-style-name="Internet_20_link">5</text:a></text:p>
          <text:p text:style-name="P8">3.4.1. <text:s/><text:a xlink:type="simple" xlink:href="#__RefHeading__352_1935074613" text:style-name="Internet_20_link" text:visited-style-name="Internet_20_link">Fondos de inversión</text:a><text:tab/><text:a xlink:type="simple" xlink:href="#__RefHeading__352_1935074613" text:style-name="Internet_20_link" text:visited-style-name="Internet_20_link">5</text:a></text:p>
          <text:p text:style-name="P8">3.4.2. <text:s/><text:a xlink:type="simple" xlink:href="#__RefHeading__354_1935074613" text:style-name="Internet_20_link" text:visited-style-name="Internet_20_link">Acciones</text:a><text:tab/><text:a xlink:type="simple" xlink:href="#__RefHeading__354_1935074613" text:style-name="Internet_20_link" text:visited-style-name="Internet_20_link">5</text:a></text:p>
          <text:p text:style-name="P8">3.4.3. <text:s/><text:a xlink:type="simple" xlink:href="#__RefHeading__356_1935074613" text:style-name="Internet_20_link" text:visited-style-name="Internet_20_link">Depósitos</text:a><text:tab/><text:a xlink:type="simple" xlink:href="#__RefHeading__356_1935074613" text:style-name="Internet_20_link" text:visited-style-name="Internet_20_link">5</text:a></text:p>
          <text:p text:style-name="P7">3.5. <text:s/><text:a xlink:type="simple" xlink:href="#__RefHeading__227_1842024073" text:style-name="Internet_20_link" text:visited-style-name="Internet_20_link">Informes</text:a><text:tab/><text:a xlink:type="simple" xlink:href="#__RefHeading__227_1842024073" text:style-name="Internet_20_link" text:visited-style-name="Internet_20_link">6</text:a></text:p>
          <text:p text:style-name="P8">3.5.1. <text:s/><text:a xlink:type="simple" xlink:href="#__RefHeading__567_1444262366" text:style-name="Internet_20_link" text:visited-style-name="Internet_20_link">Inversiones históricas</text:a><text:tab/><text:a xlink:type="simple" xlink:href="#__RefHeading__567_1444262366" text:style-name="Internet_20_link" text:visited-style-name="Internet_20_link">6</text:a></text:p>
          <text:p text:style-name="P8">3.5.2. <text:s/><text:a xlink:type="simple" xlink:href="#__RefHeading__396_1196964457" text:style-name="Internet_20_link" text:visited-style-name="Internet_20_link">Clasificación de inversiones</text:a><text:tab/><text:a xlink:type="simple" xlink:href="#__RefHeading__396_1196964457" text:style-name="Internet_20_link" text:visited-style-name="Internet_20_link">6</text:a></text:p>
          <text:p text:style-name="P8">3.5.3. <text:s/><text:a xlink:type="simple" xlink:href="#__RefHeading__398_1196964457" text:style-name="Internet_20_link" text:visited-style-name="Internet_20_link">Conceptos</text:a><text:tab/><text:a xlink:type="simple" xlink:href="#__RefHeading__398_1196964457" text:style-name="Internet_20_link" text:visited-style-name="Internet_20_link">6</text:a></text:p>
          <text:p text:style-name="P8">3.5.4. <text:s/><text:a xlink:type="simple" xlink:href="#__RefHeading__400_1196964457" text:style-name="Internet_20_link" text:visited-style-name="Internet_20_link">Evolución TAE</text:a><text:tab/><text:a xlink:type="simple" xlink:href="#__RefHeading__400_1196964457" text:style-name="Internet_20_link" text:visited-style-name="Internet_20_link">6</text:a></text:p>
          <text:p text:style-name="P8">3.5.5. <text:s/><text:a xlink:type="simple" xlink:href="#__RefHeading__402_1196964457" text:style-name="Internet_20_link" text:visited-style-name="Internet_20_link">Referencia IBEX</text:a><text:tab/><text:a xlink:type="simple" xlink:href="#__RefHeading__402_1196964457" text:style-name="Internet_20_link" text:visited-style-name="Internet_20_link">6</text:a></text:p>
          <text:p text:style-name="P8">3.5.6. <text:s/><text:a xlink:type="simple" xlink:href="#__RefHeading__404_1196964457" text:style-name="Internet_20_link" text:visited-style-name="Internet_20_link">Total</text:a><text:tab/><text:a xlink:type="simple" xlink:href="#__RefHeading__404_1196964457" text:style-name="Internet_20_link" text:visited-style-name="Internet_20_link">6</text:a></text:p>
          <text:p text:style-name="P7">3.6. <text:s/><text:a xlink:type="simple" xlink:href="#__RefHeading__575_1444262366" text:style-name="Internet_20_link" text:visited-style-name="Internet_20_link">Tipos operaciones</text:a><text:tab/><text:a xlink:type="simple" xlink:href="#__RefHeading__575_1444262366" text:style-name="Internet_20_link" text:visited-style-name="Internet_20_link">6</text:a></text:p>
          <text:p text:style-name="P8">3.6.1. <text:s/><text:a xlink:type="simple" xlink:href="#__RefHeading__577_1444262366" text:style-name="Internet_20_link" text:visited-style-name="Internet_20_link">Añadidos de acciones</text:a><text:tab/><text:a xlink:type="simple" xlink:href="#__RefHeading__577_1444262366" text:style-name="Internet_20_link" text:visited-style-name="Internet_20_link">6</text:a></text:p>
          <text:p text:style-name="P6">4. <text:a xlink:type="simple" xlink:href="#__RefHeading__358_1935074613" text:style-name="Internet_20_link" text:visited-style-name="Internet_20_link">Mantenimiento</text:a><text:tab/><text:a xlink:type="simple" xlink:href="#__RefHeading__358_1935074613" text:style-name="Internet_20_link" text:visited-style-name="Internet_20_link">7</text:a></text:p>
          <text:p text:style-name="P7">4.1. <text:s/><text:a xlink:type="simple" xlink:href="#__RefHeading__360_1935074613" text:style-name="Internet_20_link" text:visited-style-name="Internet_20_link">Operaciones de inversión</text:a><text:tab/><text:a xlink:type="simple" xlink:href="#__RefHeading__360_1935074613" text:style-name="Internet_20_link" text:visited-style-name="Internet_20_link">7</text:a></text:p>
          <text:p text:style-name="P7">4.2. <text:s/><text:a xlink:type="simple" xlink:href="#__RefHeading__362_1935074613" text:style-name="Internet_20_link" text:visited-style-name="Internet_20_link">Datos del Ibex35</text:a><text:tab/><text:a xlink:type="simple" xlink:href="#__RefHeading__362_1935074613" text:style-name="Internet_20_link" text:visited-style-name="Internet_20_link">7</text:a></text:p>
          <text:p text:style-name="P7">4.3. <text:s/><text:a xlink:type="simple" xlink:href="#__RefHeading__364_1935074613" text:style-name="Internet_20_link" text:visited-style-name="Internet_20_link">Tablas auxiliares</text:a><text:tab/><text:a xlink:type="simple" xlink:href="#__RefHeading__364_1935074613" text:style-name="Internet_20_link" text:visited-style-name="Internet_20_link">7</text:a></text:p>
          <text:p text:style-name="P8">4.3.1. <text:s/><text:a xlink:type="simple" xlink:href="#__RefHeading__366_1935074613" text:style-name="Internet_20_link" text:visited-style-name="Internet_20_link">Conceptos</text:a><text:tab/><text:a xlink:type="simple" xlink:href="#__RefHeading__366_1935074613" text:style-name="Internet_20_link" text:visited-style-name="Internet_20_link">7</text:a></text:p>
          <text:p text:style-name="P6">5. <text:a xlink:type="simple" xlink:href="#__RefHeading__237_1842024073" text:style-name="Internet_20_link" text:visited-style-name="Internet_20_link">Esquema de la base de datos</text:a><text:tab/><text:a xlink:type="simple" xlink:href="#__RefHeading__237_1842024073" text:style-name="Internet_20_link" text:visited-style-name="Internet_20_link">8</text:a></text:p>
          <text:p text:style-name="P7">5.1. <text:s/><text:a xlink:type="simple" xlink:href="#__RefHeading__368_1842024073" text:style-name="Internet_20_link" text:visited-style-name="Internet_20_link">Modificaciones directas a la base de datos</text:a><text:tab/><text:a xlink:type="simple" xlink:href="#__RefHeading__368_1842024073" text:style-name="Internet_20_link" text:visited-style-name="Internet_20_link">8</text:a></text:p>
          <text:p text:style-name="P7">5.2. <text:s/><text:a xlink:type="simple" xlink:href="#__RefHeading__497_99293507" text:style-name="Internet_20_link" text:visited-style-name="Internet_20_link">Vista opercuentastarjetas</text:a><text:tab/><text:a xlink:type="simple" xlink:href="#__RefHeading__497_99293507" text:style-name="Internet_20_link" text:visited-style-name="Internet_20_link">8</text:a></text:p>
          <text:p text:style-name="P7">5.3. <text:s/><text:a xlink:type="simple" xlink:href="#__RefHeading__569_1444262366" text:style-name="Internet_20_link" text:visited-style-name="Internet_20_link">operinversiones</text:a><text:tab/><text:a xlink:type="simple" xlink:href="#__RefHeading__569_1444262366" text:style-name="Internet_20_link" text:visited-style-name="Internet_20_link">8</text:a></text:p>
          <text:p text:style-name="P6">6. <text:a xlink:type="simple" xlink:href="#__RefHeading__239_1842024073" text:style-name="Internet_20_link" text:visited-style-name="Internet_20_link">Soporte</text:a><text:tab/><text:a xlink:type="simple" xlink:href="#__RefHeading__239_1842024073" text:style-name="Internet_20_link" text:visited-style-name="Internet_20_link">9</text:a></text:p>
          <text:p text:style-name="P6"><text:a xlink:type="simple" xlink:href="#__RefHeading__370_1842024073" text:style-name="Internet_20_link" text:visited-style-name="Internet_20_link">Búsqueda por palabras clave</text:a><text:tab/><text:a xlink:type="simple" xlink:href="#__RefHeading__370_1842024073" text:style-name="Internet_20_link" text:visited-style-name="Internet_20_link">10</text:a></text:p>
        </text:index-body>
      </text:table-of-content>
      <text:p text:style-name="Text_20_body"/>
      <text:h text:style-name="P13" text:outline-level="1"><text:bookmark-start text:name="__RefHeading__203_1842024073"/>¿Qué es <text:alphabetical-index-mark-start text:id="IMark92293528" text:key1="Aplicaciones"/><text:alphabetical-index-mark-start text:id="IMark92295496" text:key1="Aplicaciones"/><text:alphabetical-index-mark-start text:id="IMark92296360" text:key1="Aplicaciones"/><text:alphabetical-index-mark-start text:id="IMark92297288" text:key1="Aplicaciones"/><text:alphabetical-index-mark-start text:id="IMark92298216" text:key1="Aplicaciones"/>Xulpymoney<text:alphabetical-index-mark-end text:id="IMark92298216"/><text:alphabetical-index-mark-end text:id="IMark92297288"/><text:alphabetical-index-mark-end text:id="IMark92296360"/><text:alphabetical-index-mark-end text:id="IMark92295496"/><text:alphabetical-index-mark-end text:id="IMark92293528"/>?<text:bookmark-end text:name="__RefHeading__203_1842024073"/></text:h>
      <text:p text:style-name="P4"><text:span text:style-name="T2">Xulpymoney es un proyecto de contabilidad doméstica.</text:span> <text:span text:style-name="T2">Permite llevar la contabilidad de los gastos comunes (cuentas bancarias y tarjetas de crédito), pero también lleva un riguroso control de compra venta de acciones, fondo de inversión y dividendos.</text:span></text:p>
      <text:p text:style-name="P1"><text:tab/>Técnicamente, <text:alphabetical-index-mark-start text:id="IMark93740200" text:key1="Aplicaciones"/>Xulpymoney<text:alphabetical-index-mark-end text:id="IMark93740200"/> es una aplicación web basada en <text:alphabetical-index-mark-start text:id="IMark92292056" text:key1="Aplicaciones"/>Apache<text:alphabetical-index-mark-end text:id="IMark92292056"/>, que ataca a una base de datos relacional basada en <text:alphabetical-index-mark-start text:id="IMark92296360" text:key1="Aplicaciones"/>PostgreSQL<text:alphabetical-index-mark-end text:id="IMark92296360"/>. Utiliza una capa de abstracción de base de datos que es Adodb-py, aunque en principio no se tiene previsto su compatibilidad con mysql, ni otros.</text:p>
      <text:p text:style-name="P1"><text:tab/>Al estar vinculada a la tecnología XUL de mozilla-firefox solo es compatible con este potente navegador de código abierto.</text:p>
      <text:h text:style-name="Heading_20_2" text:outline-level="2"><text:bookmark-start text:name="__RefHeading__205_1842024073"/>¿Quien lo está desarrollando?<text:bookmark-end text:name="__RefHeading__205_1842024073"/></text:h>
      <text:p text:style-name="Text_20_body">Este programa ha sido desarrollado por Mariano Muñoz, como un proyecto de I+D para aprender la tecnología XUL y mod_python, pero también para solucionar mis problemas de contabilidad doméstica.</text:p>
      <text:h text:style-name="Heading_20_2" text:outline-level="2"><text:bookmark-start text:name="__RefHeading__207_1842024073"/>¿Que licencia tiene?<text:bookmark-end text:name="__RefHeading__207_1842024073"/></text:h>
      <text:p text:style-name="Text_20_body">La licencia de <text:alphabetical-index-mark-start text:id="IMark92292056" text:key1="Aplicaciones"/>Xulpymoney<text:alphabetical-index-mark-end text:id="IMark92292056"/> está basada en código abierto y es GPL v3. El código fuente lo puedes encontrar en la página <text:span text:style-name="T1">web del proyecto en <text:s/></text:span><text:a xlink:type="simple" xlink:href="http://xulpymoney.sourceforge.net/"><text:span text:style-name="Source_20_Text"><text:span text:style-name="T1">http://xulpymoney.sourceforge.net</text:span></text:span></text:a><text:span text:style-name="Source_20_Text"><text:span text:style-name="T1"> no obstante para bajarte el código puedes utilizar el siguiente comando <text:s/></text:span></text:span><text:span text:style-name="Source_20_Text"><text:s/></text:span></text:p>
      <text:p text:style-name="Código"><text:s/># svn co https://xulpymoney.svn.sourceforge.net/svnroot/xulpymoney/xulpymoney xulpymoney</text:p>
      <text:h text:style-name="Heading_20_2" text:outline-level="2"><text:bookmark-start text:name="__RefHeading__209_1842024073"/>¿Cómo puedo contribuir?<text:bookmark-end text:name="__RefHeading__209_1842024073"/></text:h>
      <text:p text:style-name="Text_20_body">Se <text:s/>acepta todo tipo de ayuda y colaboración, tanto para las traducciones a otros idiomas como para añadir nuevas funcionalidades. Si quieres ponerte en contacto conmigo lo puedes hacer a través de la cuenta <text:a xlink:type="simple" xlink:href="mailto:turulomio@yahoo.es">turulomio@yahoo.es</text:a>.</text:p>
      <text:h text:style-name="P13" text:outline-level="1"><text:bookmark-start text:name="__RefHeading__211_1842024073"/>Instalación<text:bookmark-end text:name="__RefHeading__211_1842024073"/></text:h>
      <text:h text:style-name="Heading_20_2" text:outline-level="2"><text:bookmark-start text:name="__RefHeading__213_1842024073"/>Base de datos <text:alphabetical-index-mark-start text:id="IMark93989560" text:key1="Aplicaciones"/><text:alphabetical-index-mark-start text:id="IMark93990328" text:key1="Aplicaciones"/><text:alphabetical-index-mark-start text:id="IMark93991416" text:key1="Aplicaciones"/><text:alphabetical-index-mark-start text:id="IMark93992280" text:key1="Aplicaciones"/><text:alphabetical-index-mark-start text:id="IMark93993208" text:key1="Aplicaciones"/>PostgreSQL<text:bookmark-end text:name="__RefHeading__213_1842024073"/><text:alphabetical-index-mark-end text:id="IMark93993208"/><text:alphabetical-index-mark-end text:id="IMark93992280"/><text:alphabetical-index-mark-end text:id="IMark93991416"/><text:alphabetical-index-mark-end text:id="IMark93990328"/><text:alphabetical-index-mark-end text:id="IMark93989560"/></text:h>
      <text:p text:style-name="Text_20_body">Debes tener instalada una base de datos postgresql, y crear el esquema de la base de datos con tu usuario y password, debería ser algo parecido a <text:s/>esto:</text:p>
      <text:p text:style-name="Código"># createdb -Upostgres xulpymoney</text:p>
      <text:p text:style-name="Código"># pgsql -U postgres &lt; sql/pgsql.sql</text:p>
      <text:p text:style-name="Código"># pgsql -U postgres &lt; sql/pgsql.data</text:p>
      <text:p text:style-name="Text_20_body">Los ficheros pgsql.sql y pgsql.data se encuentran en el código fuente. El primero crea el esquema del programa en la base de datos xulpymoney, mientras que el segundo introduce los datos mínimos necesarios para trabajar.</text:p>
      <text:h text:style-name="Heading_20_2" text:outline-level="2"><text:bookmark-start text:name="__RefHeading__215_1842024073"/>Servidor Web <text:alphabetical-index-mark-start text:id="IMark89153368" text:key1="Aplicaciones"/><text:alphabetical-index-mark-start text:id="IMark92291448" text:key1="Aplicaciones"/><text:alphabetical-index-mark-start text:id="IMark93740200" text:key1="Aplicaciones"/><text:alphabetical-index-mark-start text:id="IMark93980504" text:key1="Aplicaciones"/><text:alphabetical-index-mark-start text:id="IMark74250680" text:key1="Aplicaciones"/>Apache<text:bookmark-end text:name="__RefHeading__215_1842024073"/><text:alphabetical-index-mark-end text:id="IMark74250680"/><text:alphabetical-index-mark-end text:id="IMark93980504"/><text:alphabetical-index-mark-end text:id="IMark93740200"/><text:alphabetical-index-mark-end text:id="IMark92291448"/><text:alphabetical-index-mark-end text:id="IMark89153368"/></text:h>
      <text:h text:style-name="Heading_20_2" text:outline-level="2"><text:bookmark-start text:name="__RefHeading__217_1842024073"/><text:alphabetical-index-mark-start text:id="IMark74250680" text:key1="Aplicaciones"/><text:alphabetical-index-mark-start text:id="IMark92304552" text:key1="Aplicaciones"/><text:alphabetical-index-mark-start text:id="IMark92297000" text:key1="Aplicaciones"/><text:alphabetical-index-mark-start text:id="IMark92938792" text:key1="Aplicaciones"/><text:alphabetical-index-mark-start text:id="IMark92291448" text:key1="Aplicaciones"/>Xulpymoney<text:bookmark-end text:name="__RefHeading__217_1842024073"/><text:alphabetical-index-mark-end text:id="IMark92291448"/><text:alphabetical-index-mark-end text:id="IMark92938792"/><text:alphabetical-index-mark-end text:id="IMark92297000"/><text:alphabetical-index-mark-end text:id="IMark92304552"/><text:alphabetical-index-mark-end text:id="IMark74250680"/></text:h>
      <text:p text:style-name="Text_20_body">Si trabajas con gentoo únicamente deberás bajarte el ebuild de la página web ponerlo en tu repositorio de ebuilds local, el mio es en /usr/local/portage.crear una subcarpeta www-apps/xulpymoney/ metemos el ebuild y hacemos</text:p>
      <text:p text:style-name="Código"># ebuild xulpymoney-9999.ebuild digest</text:p>
      <text:p text:style-name="Código"># emerge xulpymoney</text:p>
      <text:p text:style-name="Text_20_body">Automáticamente se instalarán y se compilaran todas las dependencias</text:p>
      <text:p text:style-name="Text_20_body">Si no usas gentoo, deberás instalar los programas anteriores y ejecutar</text:p>
      <text:p text:style-name="Código"># make install</text:p>
      <text:h text:style-name="P13" text:outline-level="1">Features</text:h>
      <text:p text:style-name="P9">El sistema debe tender a unificar criterios de consulta a base de datos</text:p>
      <text:p text:style-name="P9">Las pantallas emularán a un entorno web, es decir por cada ventana se cargarán los datos y los objetos</text:p>
      <text:p text:style-name="P9">Las operaciones de inversión solo se cargarán las que no estén archivadas</text:p>
      <text:p text:style-name="P9">Cuando se pulse en historicas u operaciones archivadas se cargarán</text:p>
      <text:p text:style-name="P9">Solo se calcula de las no archivadas.</text:p>
      <text:p text:style-name="P9">Crear campo archivadas</text:p>
      <text:p text:style-name="P9">Los totales se calcularán en base de datos</text:p>
      <text:p text:style-name="P9">Se creará una función para hacer rápidas consultas quizas tipo diccionario query['123']={“last”: rq.last, “penultimate”: rq.penultimate.}</text:p>
      <text:p text:style-name="P9">La actualización de inversiones solo de la que se haya modificado.</text:p>
      <text:p text:style-name="P10">Habra un campo en wdgInversiones que se llamará data y tendrá la información, hasta que se vaya a wdgCuentas</text:p>
      <text:h text:style-name="P13" text:outline-level="1"><text:bookmark-start text:name="__RefHeading__219_1842024073"/>Manual de usuario<text:bookmark-end text:name="__RefHeading__219_1842024073"/></text:h>
      <text:h text:style-name="Heading_20_2" text:outline-level="2"><text:bookmark-start text:name="__RefHeading__221_1842024073"/>Entidades bancarias<text:bookmark-end text:name="__RefHeading__221_1842024073"/></text:h>
      <text:p text:style-name="Text_20_body">Una entidad bancaria es una banco o una caja con la que se contratan una serie de servicios bancarios. <text:alphabetical-index-mark-start text:id="IMark93071400" text:key1="Aplicaciones"/>Xulpymoney<text:alphabetical-index-mark-end text:id="IMark93071400"/> las trata para hacer estudios de patrimonio con cada entidad bancaria</text:p>
      <text:h text:style-name="Heading_20_3" text:outline-level="3"><text:bookmark-start text:name="__RefHeading__245_1842024073"/>Listado de entidades<text:bookmark-end text:name="__RefHeading__245_1842024073"/></text:h>
      <text:p text:style-name="Text_20_body">Muestra un listado de todos los bancos</text:p>
      <text:h text:style-name="Heading_20_3" text:outline-level="3"><text:bookmark-start text:name="__RefHeading__247_1842024073"/>Nueva entidad<text:bookmark-end text:name="__RefHeading__247_1842024073"/></text:h>
      <text:p text:style-name="Text_20_body">Menú popup que sale al hacer click derecho sobre el listado de entidades. Permite crear una nueva entidad bancarias</text:p>
      <text:h text:style-name="Heading_20_3" text:outline-level="3"><text:bookmark-start text:name="__RefHeading__249_1842024073"/>Modificar entidad<text:bookmark-end text:name="__RefHeading__249_1842024073"/></text:h>
      <text:p text:style-name="Text_20_body">Menú popup que sale al hacer click derecho sobre el listado de entidades y permite modificar una entidad bancaria ya existente</text:p>
      <text:h text:style-name="Heading_20_3" text:outline-level="3"><text:bookmark-start text:name="__RefHeading__251_1842024073"/>Desactivar entidad<text:bookmark-end text:name="__RefHeading__251_1842024073"/></text:h>
      <text:p text:style-name="Text_20_body"><text:alphabetical-index-mark-start text:id="IMark92938952" text:key1="Aplicaciones"/>Xulpymoney<text:alphabetical-index-mark-end text:id="IMark92938952"/> realiza en estudio histórico de los datos de contabilidad, con lo que no permite borrar entidades, cuentas ni inversiones, sino que las desactiva, pero nunca desaparecen los cálculos históricos</text:p>
      <text:h text:style-name="Heading_20_3" text:outline-level="3"><text:bookmark-start text:name="__RefHeading__366_1842024073"/>Patrimonio en una entidad<text:bookmark-end text:name="__RefHeading__366_1842024073"/></text:h>
      <text:p text:style-name="Text_20_body">Muestra el valor de las cuentas y de las inversiones de una determinada entidad</text:p>
      <text:h text:style-name="Heading_20_2" text:outline-level="2"><text:bookmark-start text:name="__RefHeading__223_1842024073"/>Cuentas<text:bookmark-end text:name="__RefHeading__223_1842024073"/></text:h>
      <text:h text:style-name="Heading_20_2" text:outline-level="2"><text:bookmark-start text:name="__RefHeading__495_99293507"/>Tarjetas<text:bookmark-end text:name="__RefHeading__495_99293507"/></text:h>
      <text:p text:style-name="Text_20_body">Si hay cambio de domiciliación del pago de una tarjeta debe crearse una nueva y desactivar las anteriores para no perder la vinculación con los datos anteriores.</text:p>
      <text:h text:style-name="Heading_20_2" text:outline-level="2"><text:bookmark-start text:name="__RefHeading__225_1842024073"/>Inversiones<text:bookmark-end text:name="__RefHeading__225_1842024073"/></text:h>
      <text:p text:style-name="Text_20_body"/>
      <text:h text:style-name="Heading_20_3" text:outline-level="3"><text:bookmark-start text:name="__RefHeading__352_1935074613"/>Fondos de inversión<text:bookmark-end text:name="__RefHeading__352_1935074613"/></text:h>
      <text:h text:style-name="Heading_20_3" text:outline-level="3"><text:bookmark-start text:name="__RefHeading__354_1935074613"/>Acciones<text:bookmark-end text:name="__RefHeading__354_1935074613"/></text:h>
      <text:h text:style-name="Heading_20_3" text:outline-level="3"><text:bookmark-start text:name="__RefHeading__356_1935074613"/>Depósitos<text:bookmark-end text:name="__RefHeading__356_1935074613"/></text:h>
      <text:p text:style-name="Text_20_body">Los depósitos deben tratarse como cuentas. Cuando se abre un deposito se abre una cuenta con el mismo nombre y se hace un traspaso. Cuando finaliza se hace un ingreso con la operación <text:soft-page-break/>Vencimiento de Depósito<text:note text:id="ftn1" text:note-class="footnote"><text:note-citation>1</text:note-citation><text:note-body><text:p text:style-name="Footnote">Falta desarrollar.</text:p></text:note-body></text:note></text:p>
      <text:h text:style-name="Heading_20_2" text:outline-level="2"><text:bookmark-start text:name="__RefHeading__227_1842024073"/>Informes<text:bookmark-end text:name="__RefHeading__227_1842024073"/></text:h>
      <text:h text:style-name="Heading_20_3" text:outline-level="3"><text:bookmark-start text:name="__RefHeading__567_1444262366"/>Inversiones históricas<text:bookmark-end text:name="__RefHeading__567_1444262366"/></text:h>
      <text:p text:style-name="Text_20_body">En las inversiones históricas se ve lo que ha generado OperacionesHistoricas.actualizar(). Las comisiones de compra se ven en cada compra y las de venta y los impuestos en las ventas</text:p>
      <text:p text:style-name="Text_20_body">Si una operación de compra queda a medias, los impuestos y las comisiones se ponen en la primera venta parcial, dejando la siguiente todo a 0</text:p>
      <text:h text:style-name="Heading_20_3" text:outline-level="3"><text:bookmark-start text:name="__RefHeading__396_1196964457"/>Clasificación de inversiones<text:bookmark-end text:name="__RefHeading__396_1196964457"/></text:h>
      <text:h text:style-name="Heading_20_3" text:outline-level="3"><text:bookmark-start text:name="__RefHeading__398_1196964457"/>Conceptos<text:bookmark-end text:name="__RefHeading__398_1196964457"/></text:h>
      <text:h text:style-name="Heading_20_3" text:outline-level="3"><text:bookmark-start text:name="__RefHeading__400_1196964457"/>Evolución TAE<text:bookmark-end text:name="__RefHeading__400_1196964457"/></text:h>
      <text:h text:style-name="Heading_20_3" text:outline-level="3"><text:bookmark-start text:name="__RefHeading__402_1196964457"/>Referencia IBEX<text:bookmark-end text:name="__RefHeading__402_1196964457"/></text:h>
      <text:h text:style-name="Heading_20_3" text:outline-level="3"><text:bookmark-start text:name="__RefHeading__404_1196964457"/>Total<text:bookmark-end text:name="__RefHeading__404_1196964457"/></text:h>
      <text:h text:style-name="Heading_20_2" text:outline-level="2"><text:bookmark-start text:name="__RefHeading__575_1444262366"/>Tipos operaciones<text:bookmark-end text:name="__RefHeading__575_1444262366"/></text:h>
      <text:h text:style-name="Heading_20_3" text:outline-level="3"><text:bookmark-start text:name="__RefHeading__577_1444262366"/>Añadidos de acciones<text:bookmark-end text:name="__RefHeading__577_1444262366"/></text:h>
      <text:p text:style-name="Text_20_body">Se produce cuando se heredan acciones o cuando se hace unos dividendos en acciones o ampliaciones de capital a coste 0</text:p>
      <text:p text:style-name="Text_20_body">No Se contabiliza en el informe total, en el informe historico, ni en el TAE, ya que se produciría una doble contabilidad, al recibirse y al venderse. NO obstante en il informe historico habrá una pestaña para que se puedan ver las recibidas en un año, pero nunca con un fin de integrarlo en los resultados.</text:p>
      <text:h text:style-name="P13" text:outline-level="1"><text:bookmark-start text:name="__RefHeading__358_1935074613"/>Mantenimiento<text:bookmark-end text:name="__RefHeading__358_1935074613"/></text:h>
      <text:p text:style-name="Text_20_body">Se recomienda que la administración de estas tablas sea realizada por un profesional que conozca en detalle la manipulación de estas opciones. Se recomienda que sea realizado por un técnico de soporte.</text:p>
      <text:h text:style-name="Heading_20_2" text:outline-level="2"><text:bookmark-start text:name="__RefHeading__360_1935074613"/>Operaciones de inversión<text:bookmark-end text:name="__RefHeading__360_1935074613"/></text:h>
      <text:h text:style-name="Heading_20_2" text:outline-level="2"><text:bookmark-start text:name="__RefHeading__362_1935074613"/>Datos del Ibex35<text:bookmark-end text:name="__RefHeading__362_1935074613"/></text:h>
      <text:h text:style-name="Heading_20_2" text:outline-level="2"><text:bookmark-start text:name="__RefHeading__364_1935074613"/>Tablas auxiliares<text:bookmark-end text:name="__RefHeading__364_1935074613"/></text:h>
      <text:h text:style-name="Heading_20_3" text:outline-level="3"><text:bookmark-start text:name="__RefHeading__366_1935074613"/>Conceptos<text:bookmark-end text:name="__RefHeading__366_1935074613"/></text:h>
      <text:h text:style-name="P13" text:outline-level="1"><text:bookmark-start text:name="__RefHeading__237_1842024073"/>Esquema de la base de datos<text:bookmark-end text:name="__RefHeading__237_1842024073"/></text:h>
      <text:h text:style-name="Heading_20_2" text:outline-level="2"><text:bookmark-start text:name="__RefHeading__368_1842024073"/>Modificaciones directas a la base de datos<text:bookmark-end text:name="__RefHeading__368_1842024073"/></text:h>
      <text:p text:style-name="P1"><text:tab/>No son recomendadas las modificaciones directas sobre las bases de datos ya que pueden romper la fiabilidad de los datos.</text:p>
      <text:h text:style-name="Heading_20_2" text:outline-level="2"><text:bookmark-start text:name="__RefHeading__497_99293507"/>Vista opercuentastarjetas<text:bookmark-end text:name="__RefHeading__497_99293507"/></text:h>
      <text:p text:style-name="Text_20_body">Es una unión de la tabla opercuentas y opertarjetas para calculos estadísticos, la primera columna es una letra c para opercuentas y t para opertarjetas, no incluye el id_tipo facturación de tarjeta porque ya está incluido en opertarjetas</text:p>
      <text:h text:style-name="Heading_20_2" text:outline-level="2"><text:bookmark-start text:name="__RefHeading__569_1444262366"/>operinversiones<text:bookmark-end text:name="__RefHeading__569_1444262366"/></text:h>
      <text:p text:style-name="Text_20_body">El campo hora se utiliza para ordenar correctamente las operaciones y para que la referencia al índice se haga más exáctamente</text:p>
      <text:h text:style-name="P13" text:outline-level="1"><text:bookmark-start text:name="__RefHeading__239_1842024073"/>Soporte<text:bookmark-end text:name="__RefHeading__239_1842024073"/></text:h>
      <text:p text:style-name="Text_20_body">Para contratar soporte de la aplicación debes hablar con el autor del mismo.</text:p>
      <text:h text:style-name="P13" text:outline-level="1">Diagrams de flujo</text:h>
      <text:h text:style-name="P11" text:outline-level="2">Calcular un SetInversiónOperación</text:h>
      <text:p text:style-name="P12"/>
      <text:p text:style-name="P12"><draw:frame draw:style-name="fr1" draw:name="Objeto1" text:anchor-type="paragraph" svg:x="1.448cm" svg:y="0.415cm" svg:width="16.512cm" svg:height="21.777cm" draw:z-index="0"><draw:object xlink:href="./Object 1" xlink:type="simple" xlink:show="embed" xlink:actuate="onLoad"/><draw:image xlink:href="./ObjectReplacements/Object 1" xlink:type="simple" xlink:show="embed" xlink:actuate="onLoad"/></draw:frame></text:p>
      <text:p text:style-name="P12"><text:soft-page-break/></text:p>
      <text:p text:style-name="P12"><text:span text:style-name="T3"/></text:p>
      <text:h text:style-name="P13" text:outline-level="1" text:is-list-header="true"><text:bookmark-start text:name="__RefHeading__370_1842024073"/>Búsqueda por palabras clave<text:bookmark-end text:name="__RefHeading__370_1842024073"/></text:h>
      <text:alphabetical-index text:style-name="Sect2" text:protected="true" text:name="Índice alfabético1">
        <text:alphabetical-index-source text:combine-entries-with-dash="true" text:combine-entries-with-pp="false" text:sort-algorithm="alphanumeric" fo:language="es" fo:country="ES">
          <text:index-title-template text:style-name="Index_20_Heading">Índice alfabético</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Índice alfabético1_Head">
            <text:p text:style-name="Index_20_Heading">Índice alfabético</text:p>
          </text:index-title>
          <text:p text:style-name="P2">Aplicaciones<text:tab/></text:p>
          <text:p text:style-name="P3">Apache<text:tab/>2-4</text:p>
          <text:p text:style-name="P3">PostgreSQL<text:tab/>2-4</text:p>
          <text:p text:style-name="P3">Xulpymoney<text:tab/>2-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1" svg:font-family="'Courier New'" style:font-family-generic="modern" style:font-pitch="fixed"/>
    <style:font-face style:name="Courier New" svg:font-family="'Courier New'" style:font-adornments="Negrita"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auto-update="true" style:list-style-name="" style:class="text">
      <style:paragraph-properties fo:margin-left="0cm" fo:margin-right="0cm" fo:margin-top="0cm" fo:margin-bottom="0.212cm" style:contextual-spacing="false" fo:text-align="justify" style:justify-single-word="false" fo:text-indent="1.499cm"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Código" style:family="paragraph" style:parent-style-name="Text_20_body" style:auto-update="true" style:class="text">
      <style:paragraph-properties fo:margin-left="0cm" fo:margin-right="0cm" fo:margin-top="0cm" fo:margin-bottom="0cm" style:contextual-spacing="false" fo:text-indent="0cm" style:auto-text-indent="false" fo:background-color="#999999">
        <style:background-image/>
      </style:paragraph-properties>
      <style:text-properties fo:color="#ffffff" style:font-name="Courier New" fo:font-size="8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font-size-asian="10.5pt"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NSimSun" style:font-name-complex="Courier New1"/>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master-page style:name="Right_20_Page" style:display-name="Right Page" style:page-layout-name="Mpm3"/>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24T22:00:03</meta:creation-date>
    <meta:generator>LibreOffice/4.1.0.1.0$Linux_X86_64 LibreOffice_project/410m0$Build-1</meta:generator>
    <meta:editing-cycles>37</meta:editing-cycles>
    <meta:editing-duration>P1DT12H18M9S</meta:editing-duration>
    <meta:keyword>Manual Usuario Xulpymoney Ayuda Programa Contabilidad Xul</meta:keyword>
    <dc:subject>Manual de usuario de Xulpymoney</dc:subject>
    <dc:title>Xulpymoney</dc:title>
    <dc:date>2013-07-23T08:46:10.675411722</dc:date>
    <dc:creator>Juan Gómez-Jurado</dc:creator>
    <meta:document-statistic meta:table-count="0" meta:image-count="0" meta:object-count="1" meta:page-count="13" meta:paragraph-count="139" meta:word-count="1248" meta:character-count="7855" meta:non-whitespace-character-count="66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fill="none" draw:textarea-vertical-align="middle"/>
    </style:style>
    <style:style style:name="gr4" style:family="graphic" style:parent-style-name="standard">
      <style:graphic-properties draw:textarea-vertical-align="middle"/>
    </style:style>
    <style:style style:name="gr5" style:family="graphic" style:parent-style-name="standard">
      <style:graphic-properties draw:stroke="none" svg:stroke-color="#000000" draw:fill="none" draw:fill-color="#ffffff" fo:min-height="1.55cm"/>
    </style:style>
    <style:style style:name="P1" style:family="paragraph">
      <style:paragraph-properties fo:text-align="center"/>
      <style:text-properties fo:font-size="13pt" style:font-size-asian="13pt" style:font-size-complex="13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style:font-size-asian="10pt" style:font-size-complex="10pt"/>
    </style:style>
    <style:style style:name="P5" style:family="paragraph">
      <style:paragraph-properties fo:text-align="center"/>
      <style:text-properties style:font-name="Arial" fo:font-size="8pt" style:letter-kerning="true" style:font-size-asian="8pt" style:font-size-complex="8pt"/>
    </style:style>
    <style:style style:name="P6" style:family="paragraph">
      <style:paragraph-properties fo:text-align="center"/>
      <style:text-properties fo:font-size="8pt" style:font-size-asian="8pt" style:font-size-complex="8pt"/>
    </style:style>
    <style:style style:name="P7" style:family="paragraph">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xml:id="id1" draw:id="id1" draw:layer="layout" svg:width="2.2cm" svg:height="1.1cm" svg:x="6.7cm" svg:y="5.1cm">
          <text:p text:style-name="P1"><text:span text:style-name="T1">Nuevo IO</text:span></text:p>
          <draw:enhanced-geometry svg:viewBox="0 0 21600 21600" draw:type="rectangle" draw:enhanced-path="M 0 0 L 21600 0 21600 21600 0 21600 0 0 Z N"/>
        </draw:custom-shape>
        <draw:connector draw:style-name="gr2" draw:text-style-name="P2" draw:layer="layout" draw:type="line" svg:x1="7.8cm" svg:y1="6.2cm" svg:x2="7.7cm" svg:y2="6.6cm" draw:start-shape="id1" draw:start-glue-point="2" draw:end-shape="id2" draw:end-glue-point="4" svg:d="m7800 6200-100 400" svg:viewBox="0 0 101 401">
          <text:p/>
        </draw:connector>
        <draw:custom-shape draw:style-name="gr1" draw:text-style-name="P3" xml:id="id2" draw:id="id2"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4" draw:layer="layout" draw:type="line" svg:x1="9.2cm" svg:y1="7.75cm" svg:x2="11.3cm" svg:y2="7.75cm" draw:start-shape="id2" draw:start-glue-point="7" draw:end-shape="id3" draw:end-glue-point="3" svg:d="m9200 7750h2100" svg:viewBox="0 0 2101 1">
          <text:p text:style-name="P2"><text:span text:style-name="T3">Compra</text:span></text:p>
        </draw:connector>
        <draw:connector draw:style-name="gr3" draw:text-style-name="P6" draw:layer="layout" draw:type="line" svg:x1="7.7cm" svg:y1="8.9cm" svg:x2="7.85cm" svg:y2="9.9cm" draw:start-shape="id2" draw:start-glue-point="6" draw:end-shape="id4" draw:end-glue-point="0" svg:d="m7700 8900 150 1000" svg:viewBox="0 0 151 1001">
          <text:p text:style-name="P5"><text:span text:style-name="T4">Venta</text:span></text:p>
        </draw:connector>
        <draw:custom-shape draw:style-name="gr1" draw:text-style-name="P3" draw:layer="layout" svg:width="3cm" svg:height="2.3cm" svg:x="6.2cm" svg:y="6.6cm">
          <text:p text:style-name="P3"><text:span text:style-name="T2">C/V</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3" xml:id="id3" draw:id="id3" draw:layer="layout" svg:width="2.1cm" svg:height="1.1cm" svg:x="11.3cm" svg:y="7.2cm">
          <text:p text:style-name="P2"><text:span text:style-name="T2">1</text:span></text:p>
          <draw:enhanced-geometry svg:viewBox="0 0 21600 21600" draw:type="rectangle" draw:enhanced-path="M 0 0 L 21600 0 21600 21600 0 21600 0 0 Z N"/>
        </draw:custom-shape>
        <draw:connector draw:style-name="gr2" draw:text-style-name="P2" draw:layer="layout" draw:type="lines" draw:line-skew="-5.099cm" svg:x1="12.35cm" svg:y1="7.2cm" svg:x2="7.5cm" svg:y2="2cm" draw:start-shape="id3" draw:start-glue-point="0" draw:end-shape="id5" draw:end-glue-point="4" svg:d="m12350 7200v-5600l-4850-101v501" svg:viewBox="0 0 4851 5702">
          <text:p/>
        </draw:connector>
        <draw:custom-shape draw:style-name="gr1" draw:text-style-name="P3" xml:id="id4" draw:id="id4" draw:layer="layout" svg:width="2.1cm" svg:height="1.1cm" svg:x="6.8cm" svg:y="9.9cm">
          <text:p text:style-name="P2"><text:span text:style-name="T2">3, 2</text:span></text:p>
          <draw:enhanced-geometry svg:viewBox="0 0 21600 21600" draw:type="rectangle" draw:enhanced-path="M 0 0 L 21600 0 21600 21600 0 21600 0 0 Z N"/>
        </draw:custom-shape>
        <draw:connector draw:style-name="gr4" draw:text-style-name="P2" draw:layer="layout" svg:x1="6.8cm" svg:y1="10.45cm" svg:x2="7.5cm" svg:y2="2cm" draw:start-shape="id4" draw:start-glue-point="3" draw:end-shape="id5" draw:end-glue-point="4" svg:d="m6800 10450h-1601v-8951h2301v501" svg:viewBox="0 0 2302 8952">
          <text:p/>
        </draw:connector>
        <draw:frame draw:style-name="gr5" draw:text-style-name="P7" draw:layer="layout" svg:width="11.8cm" svg:height="3.095cm" svg:x="3.2cm" svg:y="13.8cm">
          <draw:text-box>
            <text:p text:style-name="P7"><text:span text:style-name="T2">1 a setIOActual</text:span></text:p>
            <text:p text:style-name="P7"><text:span text:style-name="T2">2 Historizar des SIOActual, dejando un nuevo IOA con la diferncia si no es exacto.</text:span></text:p>
            <text:p text:style-name="P7"><text:span text:style-name="T2">3 Comprobar no se venden más que stock</text:span></text:p>
            <text:p text:style-name="P7"><text:span text:style-name="T2">4 Comisiones se ponen al comprar y al vender de la primera partición, si hubiera varias</text:span></text:p>
          </draw:text-box>
        </draw:frame>
        <draw:custom-shape draw:style-name="gr1" draw:text-style-name="P3" xml:id="id5" draw:id="id5" draw:layer="layout" svg:width="3.6cm" svg:height="1.8cm" svg:x="5.7cm" svg:y="2cm">
          <text:p text:style-name="P3"><text:span text:style-name="T2">Hay más I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6" draw:layer="layout" draw:type="line" svg:x1="9.3cm" svg:y1="2.9cm" svg:x2="10.1cm" svg:y2="2.9cm" draw:start-shape="id5" draw:start-glue-point="7" draw:end-shape="id6" draw:end-glue-point="3" svg:d="m9300 2900h800" svg:viewBox="0 0 801 1">
          <text:p text:style-name="P2"><text:span text:style-name="T4">No</text:span></text:p>
        </draw:connector>
        <draw:custom-shape draw:style-name="gr1" draw:text-style-name="P3" xml:id="id6" draw:id="id6" draw:layer="layout" svg:width="1.4cm" svg:height="1.2cm" svg:x="10.1cm" svg:y="2.3cm">
          <text:p text:style-name="P2"><text:span text:style-name="T2">Fin</text:span></text:p>
          <draw:enhanced-geometry svg:viewBox="0 0 21600 21600" draw:type="rectangle" draw:enhanced-path="M 0 0 L 21600 0 21600 21600 0 21600 0 0 Z N"/>
        </draw:custom-shape>
        <draw:connector draw:style-name="gr3" draw:text-style-name="P6" draw:layer="layout" draw:type="line" svg:x1="7.5cm" svg:y1="3.8cm" svg:x2="7.8cm" svg:y2="5.1cm" draw:start-shape="id5" draw:start-glue-point="6" draw:end-shape="id1" svg:d="m7500 3800 300 1300" svg:viewBox="0 0 301 1301">
          <text:p text:style-name="P2"><text:span text:style-name="T4">Sí</text:span></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es" fo:country="ES"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